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0000000100FD74AEF6565D985.png" manifest:media-type="image/png"/>
  <manifest:file-entry manifest:full-path="Pictures/10000201000000100000001012B4EE005EE271A9.png" manifest:media-type="image/png"/>
  <manifest:file-entry manifest:full-path="Pictures/10000201000000100000001023DA252A85CAD677.png" manifest:media-type="image/png"/>
  <manifest:file-entry manifest:full-path="Pictures/10000201000000100000001092F2471B4D32D0D0.png" manifest:media-type="image/png"/>
  <manifest:file-entry manifest:full-path="Pictures/1000020100000010000000101711D129BBD0B324.png" manifest:media-type="image/png"/>
  <manifest:file-entry manifest:full-path="Pictures/100002010000001000000010213FA2A0CE207973.png" manifest:media-type="image/png"/>
  <manifest:file-entry manifest:full-path="Pictures/100002010000001000000010AAC1D4CA8C272307.png" manifest:media-type="image/png"/>
  <manifest:file-entry manifest:full-path="Pictures/100002010000001000000010D19BEC2B2D5FC948.png" manifest:media-type="image/png"/>
  <manifest:file-entry manifest:full-path="Pictures/100002010000001000000010B594C91CB4391EDF.png" manifest:media-type="image/png"/>
  <manifest:file-entry manifest:full-path="Pictures/100002010000001000000010076EEF703B5DDBE1.png" manifest:media-type="image/png"/>
  <manifest:file-entry manifest:full-path="Pictures/1000020100000010000000107586C58D97252392.png" manifest:media-type="image/png"/>
  <manifest:file-entry manifest:full-path="Pictures/10000201000000100000001071566F219B7A1691.png" manifest:media-type="image/png"/>
  <manifest:file-entry manifest:full-path="Pictures/1000020100000010000000100B77EFF6537EC5C1.png" manifest:media-type="image/png"/>
  <manifest:file-entry manifest:full-path="Pictures/1000020100000010000000109743F851D900FCF6.png" manifest:media-type="image/png"/>
  <manifest:file-entry manifest:full-path="Pictures/100002010000001000000010BAD97B4DF6301DB4.png" manifest:media-type="image/png"/>
  <manifest:file-entry manifest:full-path="Pictures/1000020100000010000000107FFC8E501E1937FB.png" manifest:media-type="image/png"/>
  <manifest:file-entry manifest:full-path="Pictures/10000201000000100000001043C8B064189F0FF7.png" manifest:media-type="image/png"/>
  <manifest:file-entry manifest:full-path="Pictures/100002010000001000000010035E2ACC8FF2994E.png" manifest:media-type="image/png"/>
  <manifest:file-entry manifest:full-path="Pictures/1000020100000010000000102350364638EE8226.png" manifest:media-type="image/png"/>
  <manifest:file-entry manifest:full-path="Pictures/100002010000001000000010A568AE3C8FA5CFDA.png" manifest:media-type="image/png"/>
  <manifest:file-entry manifest:full-path="Pictures/1000020100000010000000108CBEAE1395765576.png" manifest:media-type="image/png"/>
  <manifest:file-entry manifest:full-path="Pictures/100002010000001000000010F9230D4038E7219B.png" manifest:media-type="image/png"/>
  <manifest:file-entry manifest:full-path="Pictures/100002010000001000000010EEB03FC5E6EC3EE5.png" manifest:media-type="image/png"/>
  <manifest:file-entry manifest:full-path="Pictures/100002010000001000000010B56D37F0CAF0D293.png" manifest:media-type="image/png"/>
  <manifest:file-entry manifest:full-path="Pictures/10000201000000100000001042BE46BDE9FCA1E3.png" manifest:media-type="image/png"/>
  <manifest:file-entry manifest:full-path="Pictures/1000020100000010000000105C782A32F8B8936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fed45"/>
    </style:style>
    <style:style style:name="P2" style:family="paragraph" style:parent-style-name="Table_20_Contents">
      <style:text-properties officeooo:paragraph-rsid="000fed45"/>
    </style:style>
    <style:style style:name="P3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03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721cm" svg:y="1.482cm" svg:width="0.423cm" svg:height="0.423cm" draw:z-index="0"><draw:image xlink:href="Pictures/100002010000001000000010AAC1D4CA8C272307.png" xlink:type="simple" xlink:show="embed" xlink:actuate="onLoad"/></draw:frame><draw:frame draw:style-name="fr1" draw:name="Image2" text:anchor-type="paragraph" svg:x="3.182cm" svg:y="0.926cm" svg:width="0.423cm" svg:height="0.423cm" draw:z-index="1"><draw:image xlink:href="Pictures/100002010000001000000010D19BEC2B2D5FC948.png" xlink:type="simple" xlink:show="embed" xlink:actuate="onLoad"/></draw:frame><draw:frame draw:style-name="fr1" draw:name="Image4" text:anchor-type="paragraph" svg:x="3.976cm" svg:y="2.566cm" svg:width="0.423cm" svg:height="0.423cm" draw:z-index="3"><draw:image xlink:href="Pictures/100002010000001000000010D19BEC2B2D5FC948.png" xlink:type="simple" xlink:show="embed" xlink:actuate="onLoad"/></draw:frame><draw:frame draw:style-name="fr1" draw:name="Image5" text:anchor-type="paragraph" svg:x="3.129cm" svg:y="2.514cm" svg:width="0.423cm" svg:height="0.423cm" draw:z-index="4"><draw:image xlink:href="Pictures/100002010000001000000010D19BEC2B2D5FC948.png" xlink:type="simple" xlink:show="embed" xlink:actuate="onLoad"/></draw:frame><draw:frame draw:style-name="fr1" draw:name="Image6" text:anchor-type="paragraph" svg:x="4.875cm" svg:y="1.799cm" svg:width="0.423cm" svg:height="0.423cm" draw:z-index="5"><draw:image xlink:href="Pictures/100002010000001000000010D19BEC2B2D5FC948.png" xlink:type="simple" xlink:show="embed" xlink:actuate="onLoad"/></draw:frame><draw:frame draw:style-name="fr1" draw:name="Image7" text:anchor-type="paragraph" svg:x="4.029cm" svg:y="1.773cm" svg:width="0.423cm" svg:height="0.423cm" draw:z-index="6"><draw:image xlink:href="Pictures/100002010000001000000010D19BEC2B2D5FC948.png" xlink:type="simple" xlink:show="embed" xlink:actuate="onLoad"/></draw:frame><draw:frame draw:style-name="fr1" draw:name="Image8" text:anchor-type="paragraph" svg:x="3.156cm" svg:y="1.72cm" svg:width="0.423cm" svg:height="0.423cm" draw:z-index="7"><draw:image xlink:href="Pictures/100002010000001000000010D19BEC2B2D5FC948.png" xlink:type="simple" xlink:show="embed" xlink:actuate="onLoad"/></draw:frame><draw:frame draw:style-name="fr1" draw:name="Image9" text:anchor-type="paragraph" svg:x="4.928cm" svg:y="1.005cm" svg:width="0.423cm" svg:height="0.423cm" draw:z-index="8"><draw:image xlink:href="Pictures/100002010000001000000010D19BEC2B2D5FC948.png" xlink:type="simple" xlink:show="embed" xlink:actuate="onLoad"/></draw:frame><draw:frame draw:style-name="fr1" draw:name="Image10" text:anchor-type="paragraph" svg:x="4.002cm" svg:y="0.953cm" svg:width="0.423cm" svg:height="0.423cm" draw:z-index="9"><draw:image xlink:href="Pictures/100002010000001000000010D19BEC2B2D5FC948.png" xlink:type="simple" xlink:show="embed" xlink:actuate="onLoad"/></draw:frame><draw:frame draw:style-name="fr1" draw:name="Image11" text:anchor-type="paragraph" svg:x="8.289cm" svg:y="0.422cm" svg:width="0.423cm" svg:height="0.423cm" draw:z-index="10"><draw:image xlink:href="Pictures/10000201000000100000001042BE46BDE9FCA1E3.png" xlink:type="simple" xlink:show="embed" xlink:actuate="onLoad"/></draw:frame><draw:frame draw:style-name="fr1" draw:name="Image12" text:anchor-type="paragraph" svg:x="9.611cm" svg:y="0.476cm" svg:width="0.423cm" svg:height="0.423cm" draw:z-index="11"><draw:image xlink:href="Pictures/100002010000001000000010076EEF703B5DDBE1.png" xlink:type="simple" xlink:show="embed" xlink:actuate="onLoad"/></draw:frame><draw:frame draw:style-name="fr1" draw:name="Image13" text:anchor-type="paragraph" svg:x="8.262cm" svg:y="1.244cm" svg:width="0.423cm" svg:height="0.423cm" draw:z-index="12"><draw:image xlink:href="Pictures/100002010000001000000010213FA2A0CE207973.png" xlink:type="simple" xlink:show="embed" xlink:actuate="onLoad"/></draw:frame><draw:frame draw:style-name="fr1" draw:name="Image14" text:anchor-type="paragraph" svg:x="9.585cm" svg:y="1.164cm" svg:width="0.503cm" svg:height="0.423cm" draw:z-index="13"><draw:image xlink:href="Pictures/1000020100000010000000102350364638EE8226.png" xlink:type="simple" xlink:show="embed" xlink:actuate="onLoad"/></draw:frame><draw:frame draw:style-name="fr1" draw:name="Image15" text:anchor-type="paragraph" svg:x="9.615cm" svg:y="2.037cm" svg:width="0.499cm" svg:height="0.423cm" draw:z-index="14"><draw:image xlink:href="Pictures/1000020100000010000000107586C58D97252392.png" xlink:type="simple" xlink:show="embed" xlink:actuate="onLoad"/></draw:frame><draw:frame draw:style-name="fr1" draw:name="Image16" text:anchor-type="paragraph" svg:x="8.271cm" svg:y="3.043cm" svg:width="0.564cm" svg:height="0.564cm" draw:z-index="15"><draw:image xlink:href="Pictures/1000020100000010000000100B77EFF6537EC5C1.png" xlink:type="simple" xlink:show="embed" xlink:actuate="onLoad"/></draw:frame> <text:s/></text:p>
      <text:p text:style-name="Standard"/>
      <text:p text:style-name="Standard"><draw:frame text:anchor-type="paragraph" draw:z-index="16" draw:name="Forme1" draw:style-name="gr1" draw:text-style-name="P3" svg:width="1.959cm" svg:height="2.038cm" svg:x="5.934cm" svg:y="0.388cm"><draw:text-box><text:p>Faire pareil avec :</text:p></draw:text-box></draw:frame></text:p>
      <text:p text:style-name="Standard"/>
      <text:p text:style-name="Standard"><draw:frame draw:style-name="fr1" draw:name="Image17" text:anchor-type="paragraph" svg:x="8.289cm" svg:y="0.153cm" svg:width="0.423cm" svg:height="0.423cm" draw:z-index="17"><draw:image xlink:href="Pictures/1000020100000010000000101711D129BBD0B324.png" xlink:type="simple" xlink:show="embed" xlink:actuate="onLoad"/></draw:frame></text:p>
      <text:p text:style-name="Standard"><draw:frame draw:style-name="fr1" draw:name="Image3" text:anchor-type="paragraph" svg:x="4.796cm" svg:y="0.053cm" svg:width="0.423cm" svg:height="0.423cm" draw:z-index="2"><draw:image xlink:href="Pictures/100002010000001000000010D19BEC2B2D5FC948.png" xlink:type="simple" xlink:show="embed" xlink:actuate="onLoad"/></draw:frame><draw:frame draw:style-name="fr1" draw:name="Image18" text:anchor-type="paragraph" svg:x="9.664cm" svg:y="0.159cm" svg:width="0.423cm" svg:height="0.423cm" draw:z-index="18"><draw:image xlink:href="Pictures/100002010000001000000010BAD97B4DF6301DB4.png" xlink:type="simple" xlink:show="embed" xlink:actuate="onLoad"/></draw:frame></text:p>
      <text:p text:style-name="P1"/>
      <text:p text:style-name="Standard"/>
      <text:p text:style-name="Standard"/>
      <text:p text:style-name="Standard"><draw:frame draw:style-name="fr1" draw:name="Image28" text:anchor-type="paragraph" svg:x="3.738cm" svg:y="0.407cm" svg:width="0.423cm" svg:height="0.423cm" draw:z-index="27"><draw:image xlink:href="Pictures/1000020100000010000000109743F851D900FCF6.png" xlink:type="simple" xlink:show="embed" xlink:actuate="onLoad"/></draw:frame><draw:frame draw:style-name="fr1" draw:name="Image27" text:anchor-type="paragraph" svg:x="3.076cm" svg:y="0.434cm" svg:width="0.423cm" svg:height="0.423cm" draw:z-index="26"><draw:image xlink:href="Pictures/1000020100000010000000109743F851D900FCF6.png" xlink:type="simple" xlink:show="embed" xlink:actuate="onLoad"/></draw:frame></text:p>
      <text:p text:style-name="Standard"><draw:frame draw:style-name="fr1" draw:name="Image19" text:anchor-type="paragraph" svg:x="0.616cm" svg:y="0.847cm" svg:width="0.423cm" svg:height="0.423cm" draw:z-index="19"><draw:image xlink:href="Pictures/1000020100000010000000107FFC8E501E1937FB.png" xlink:type="simple" xlink:show="embed" xlink:actuate="onLoad"/></draw:frame><draw:frame draw:style-name="fr1" draw:name="Image20" text:anchor-type="paragraph" svg:x="8.765cm" svg:y="0.635cm" svg:width="0.423cm" svg:height="0.423cm" draw:z-index="20"><draw:image xlink:href="Pictures/100002010000001000000010B594C91CB4391EDF.png" xlink:type="simple" xlink:show="embed" xlink:actuate="onLoad"/></draw:frame><draw:frame draw:style-name="fr1" draw:name="Image21" text:anchor-type="paragraph" svg:x="4.558cm" svg:y="1.799cm" svg:width="0.423cm" svg:height="0.423cm" draw:z-index="21"><draw:image xlink:href="Pictures/1000020100000010000000109743F851D900FCF6.png" xlink:type="simple" xlink:show="embed" xlink:actuate="onLoad"/></draw:frame><draw:frame draw:style-name="fr1" draw:name="Image22" text:anchor-type="paragraph" svg:x="3.896cm" svg:y="1.667cm" svg:width="0.423cm" svg:height="0.423cm" draw:z-index="22"><draw:image xlink:href="Pictures/1000020100000010000000109743F851D900FCF6.png" xlink:type="simple" xlink:show="embed" xlink:actuate="onLoad"/></draw:frame><draw:frame draw:style-name="fr1" draw:name="Image23" text:anchor-type="paragraph" svg:x="3.182cm" svg:y="1.667cm" svg:width="0.423cm" svg:height="0.423cm" draw:z-index="23"><draw:image xlink:href="Pictures/1000020100000010000000109743F851D900FCF6.png" xlink:type="simple" xlink:show="embed" xlink:actuate="onLoad"/></draw:frame><draw:frame draw:style-name="fr1" draw:name="Image24" text:anchor-type="paragraph" svg:x="4.637cm" svg:y="0.873cm" svg:width="0.423cm" svg:height="0.423cm" draw:z-index="24"><draw:image xlink:href="Pictures/1000020100000010000000109743F851D900FCF6.png" xlink:type="simple" xlink:show="embed" xlink:actuate="onLoad"/></draw:frame><draw:frame draw:style-name="fr1" draw:name="Image26" text:anchor-type="paragraph" svg:x="3.156cm" svg:y="0.82cm" svg:width="0.423cm" svg:height="0.423cm" draw:z-index="25"><draw:image xlink:href="Pictures/1000020100000010000000109743F851D900FCF6.png" xlink:type="simple" xlink:show="embed" xlink:actuate="onLoad"/></draw:frame><draw:frame draw:style-name="fr1" draw:name="Image29" text:anchor-type="paragraph" svg:x="4.637cm" svg:y="0.134cm" svg:width="0.423cm" svg:height="0.489cm" draw:z-index="28"><draw:image xlink:href="Pictures/1000020100000010000000109743F851D900FCF6.png" xlink:type="simple" xlink:show="embed" xlink:actuate="onLoad"/></draw:frame><draw:frame draw:style-name="fr1" draw:name="Image25" text:anchor-type="paragraph" svg:x="11.252cm" svg:y="0.9cm" svg:width="0.423cm" svg:height="0.423cm" draw:z-index="29"><draw:image xlink:href="Pictures/100002010000001000000010F9230D4038E7219B.png" xlink:type="simple" xlink:show="embed" xlink:actuate="onLoad"/></draw:frame><draw:frame draw:style-name="fr1" draw:name="Image30" text:anchor-type="paragraph" svg:x="10.326cm" svg:y="1.005cm" svg:width="0.423cm" svg:height="0.423cm" draw:z-index="30"><draw:image xlink:href="Pictures/100002010000001000000010F9230D4038E7219B.png" xlink:type="simple" xlink:show="embed" xlink:actuate="onLoad"/></draw:frame><draw:frame draw:style-name="fr1" draw:name="Image31" text:anchor-type="paragraph" svg:x="11.172cm" svg:y="0.106cm" svg:width="0.423cm" svg:height="0.423cm" draw:z-index="31"><draw:image xlink:href="Pictures/100002010000001000000010F9230D4038E7219B.png" xlink:type="simple" xlink:show="embed" xlink:actuate="onLoad"/></draw:frame><draw:frame draw:style-name="fr1" draw:name="Image32" text:anchor-type="paragraph" svg:x="10.246cm" svg:y="0.079cm" svg:width="0.423cm" svg:height="0.4cm" draw:z-index="32"><draw:image xlink:href="Pictures/100002010000001000000010F9230D4038E7219B.png" xlink:type="simple" xlink:show="embed" xlink:actuate="onLoad"/></draw:frame><draw:frame draw:style-name="fr1" draw:name="Image33" text:anchor-type="paragraph" svg:x="0.43cm" svg:y="3.598cm" svg:width="0.423cm" svg:height="0.395cm" draw:z-index="33"><draw:image xlink:href="Pictures/100002010000001000000010F9230D4038E7219B.png" xlink:type="simple" xlink:show="embed" xlink:actuate="onLoad"/></draw:frame><draw:frame draw:style-name="fr1" draw:name="Image34" text:anchor-type="paragraph" svg:x="3.367cm" svg:y="3.651cm" svg:width="0.423cm" svg:height="0.374cm" draw:z-index="34"><draw:image xlink:href="Pictures/10000201000000100000001043C8B064189F0FF7.png" xlink:type="simple" xlink:show="embed" xlink:actuate="onLoad"/></draw:frame><draw:frame draw:style-name="fr1" draw:name="Image40" text:anchor-type="paragraph" svg:x="7.892cm" svg:y="2.037cm" svg:width="0.504cm" svg:height="0.423cm" draw:z-index="41"><draw:image xlink:href="Pictures/100002010000001000000010F9230D4038E7219B.png" xlink:type="simple" xlink:show="embed" xlink:actuate="onLoad"/></draw:frame><draw:frame draw:style-name="fr2" draw:name="Image41" text:anchor-type="paragraph" svg:width="0.564cm" svg:height="0.564cm" draw:z-index="42"><draw:image xlink:href="Pictures/10000201000000100000001071566F219B7A1691.png" xlink:type="simple" xlink:show="embed" xlink:actuate="onLoad"/></draw:frame><draw:frame draw:style-name="fr2" draw:name="Image42" text:anchor-type="paragraph" svg:width="0.564cm" svg:height="0.564cm" draw:z-index="43"><draw:image xlink:href="Pictures/10000201000000100000001071566F219B7A1691.png" xlink:type="simple" xlink:show="embed" xlink:actuate="onLoad"/></draw:frame><draw:frame draw:style-name="fr2" draw:name="Image43" text:anchor-type="paragraph" svg:width="0.564cm" svg:height="0.564cm" draw:z-index="44"><draw:image xlink:href="Pictures/10000201000000100000001071566F219B7A1691.png" xlink:type="simple" xlink:show="embed" xlink:actuate="onLoad"/></draw:frame><draw:frame draw:style-name="fr2" draw:name="Image44" text:anchor-type="paragraph" svg:width="0.564cm" svg:height="0.564cm" draw:z-index="45"><draw:image xlink:href="Pictures/10000201000000100000001071566F219B7A1691.png" xlink:type="simple" xlink:show="embed" xlink:actuate="onLoad"/></draw:frame><draw:frame draw:style-name="fr1" draw:name="Image45" text:anchor-type="paragraph" svg:x="4.143cm" svg:y="17.754cm" svg:width="0.564cm" svg:height="0.564cm" draw:z-index="46"><draw:image xlink:href="Pictures/10000201000000100000001071566F219B7A1691.png" xlink:type="simple" xlink:show="embed" xlink:actuate="onLoad"/></draw:frame><draw:frame draw:style-name="fr1" draw:name="Image46" text:anchor-type="paragraph" svg:x="4.143cm" svg:y="14.843cm" svg:width="0.564cm" svg:height="0.564cm" draw:z-index="47"><draw:image xlink:href="Pictures/10000201000000100000001071566F219B7A1691.png" xlink:type="simple" xlink:show="embed" xlink:actuate="onLoad"/></draw:frame><draw:frame draw:style-name="fr1" draw:name="Image47" text:anchor-type="paragraph" svg:x="4.276cm" svg:y="12.118cm" svg:width="0.564cm" svg:height="0.559cm" draw:z-index="48"><draw:image xlink:href="Pictures/10000201000000100000001071566F219B7A1691.png" xlink:type="simple" xlink:show="embed" xlink:actuate="onLoad"/></draw:frame><draw:frame draw:style-name="fr1" draw:name="Image48" text:anchor-type="paragraph" svg:x="4.408cm" svg:y="8.89cm" svg:width="0.564cm" svg:height="0.564cm" draw:z-index="49"><draw:image xlink:href="Pictures/10000201000000100000001071566F219B7A1691.png" xlink:type="simple" xlink:show="embed" xlink:actuate="onLoad"/></draw:frame><draw:frame draw:style-name="fr1" draw:name="Image49" text:anchor-type="paragraph" svg:x="4.329cm" svg:y="6.138cm" svg:width="0.564cm" svg:height="0.564cm" draw:z-index="50"><draw:image xlink:href="Pictures/10000201000000100000001071566F219B7A1691.png" xlink:type="simple" xlink:show="embed" xlink:actuate="onLoad"/></draw:frame><draw:frame draw:style-name="fr2" draw:name="Image50" text:anchor-type="paragraph" svg:width="0.423cm" svg:height="0.423cm" draw:z-index="51"><draw:image xlink:href="Pictures/100002010000001000000010076EEF703B5DDBE1.png" xlink:type="simple" xlink:show="embed" xlink:actuate="onLoad"/></draw:frame><draw:frame draw:style-name="fr2" draw:name="Image51" text:anchor-type="paragraph" svg:width="0.423cm" svg:height="0.423cm" draw:z-index="52"><draw:image xlink:href="Pictures/100002010000001000000010076EEF703B5DDBE1.png" xlink:type="simple" xlink:show="embed" xlink:actuate="onLoad"/></draw:frame><draw:frame draw:style-name="fr2" draw:name="Image52" text:anchor-type="paragraph" svg:width="0.423cm" svg:height="0.423cm" draw:z-index="53"><draw:image xlink:href="Pictures/100002010000001000000010076EEF703B5DDBE1.png" xlink:type="simple" xlink:show="embed" xlink:actuate="onLoad"/></draw:frame><draw:frame draw:style-name="fr2" draw:name="Image53" text:anchor-type="paragraph" svg:width="0.423cm" svg:height="0.423cm" draw:z-index="54"><draw:image xlink:href="Pictures/100002010000001000000010076EEF703B5DDBE1.png" xlink:type="simple" xlink:show="embed" xlink:actuate="onLoad"/></draw:frame><draw:frame draw:style-name="fr2" draw:name="Image54" text:anchor-type="paragraph" svg:width="0.423cm" svg:height="0.423cm" draw:z-index="55"><draw:image xlink:href="Pictures/100002010000001000000010076EEF703B5DDBE1.png" xlink:type="simple" xlink:show="embed" xlink:actuate="onLoad"/></draw:frame><draw:frame draw:style-name="fr2" draw:name="Image55" text:anchor-type="paragraph" svg:width="0.423cm" svg:height="0.423cm" draw:z-index="56"><draw:image xlink:href="Pictures/100002010000001000000010076EEF703B5DDBE1.png" xlink:type="simple" xlink:show="embed" xlink:actuate="onLoad"/></draw:frame><draw:frame draw:style-name="fr2" draw:name="Image56" text:anchor-type="paragraph" svg:width="0.423cm" svg:height="0.423cm" draw:z-index="57"><draw:image xlink:href="Pictures/100002010000001000000010076EEF703B5DDBE1.png" xlink:type="simple" xlink:show="embed" xlink:actuate="onLoad"/></draw:frame><draw:frame draw:style-name="fr1" draw:name="Image58" text:anchor-type="paragraph" svg:x="4.479cm" svg:y="7.698cm" svg:width="0.423cm" svg:height="0.423cm" draw:z-index="58"><draw:image xlink:href="Pictures/100002010000001000000010076EEF703B5DDBE1.png" xlink:type="simple" xlink:show="embed" xlink:actuate="onLoad"/></draw:frame><draw:frame draw:style-name="fr1" draw:name="Image59" text:anchor-type="paragraph" svg:x="4.531cm" svg:y="5.186cm" svg:width="0.423cm" svg:height="0.423cm" draw:z-index="59"><draw:image xlink:href="Pictures/100002010000001000000010076EEF703B5DDBE1.png" xlink:type="simple" xlink:show="embed" xlink:actuate="onLoad"/></draw:frame><draw:frame draw:style-name="fr1" draw:name="Image60" text:anchor-type="paragraph" svg:x="4.47cm" svg:y="5.717cm" svg:width="0.423cm" svg:height="0.423cm" draw:z-index="60"><draw:image xlink:href="Pictures/100002010000001000000010076EEF703B5DDBE1.png" xlink:type="simple" xlink:show="embed" xlink:actuate="onLoad"/></draw:frame><draw:frame draw:style-name="fr1" draw:name="Image61" text:anchor-type="paragraph" svg:x="4.408cm" svg:y="8.327cm" svg:width="0.564cm" svg:height="0.564cm" draw:z-index="61"><draw:image xlink:href="Pictures/10000201000000100000001071566F219B7A1691.png" xlink:type="simple" xlink:show="embed" xlink:actuate="onLoad"/></draw:frame><draw:frame draw:style-name="fr1" draw:name="Image62" text:anchor-type="paragraph" svg:x="4.276cm" svg:y="11.555cm" svg:width="0.564cm" svg:height="0.564cm" draw:z-index="62"><draw:image xlink:href="Pictures/10000201000000100000001071566F219B7A1691.png" xlink:type="simple" xlink:show="embed" xlink:actuate="onLoad"/></draw:frame><draw:frame draw:style-name="fr1" draw:name="Image63" text:anchor-type="paragraph" svg:x="4.143cm" svg:y="14.28cm" svg:width="0.564cm" svg:height="0.564cm" draw:z-index="63"><draw:image xlink:href="Pictures/10000201000000100000001071566F219B7A1691.png" xlink:type="simple" xlink:show="embed" xlink:actuate="onLoad"/></draw:frame><draw:frame draw:style-name="fr1" draw:name="Image57" text:anchor-type="paragraph" svg:x="4.417cm" svg:y="11.134cm" svg:width="0.423cm" svg:height="0.423cm" draw:z-index="64"><draw:image xlink:href="Pictures/100002010000001000000010076EEF703B5DDBE1.png" xlink:type="simple" xlink:show="embed" xlink:actuate="onLoad"/></draw:frame><draw:frame draw:style-name="fr1" draw:name="Image65" text:anchor-type="paragraph" svg:x="5.052cm" svg:y="17.272cm" svg:width="0.423cm" svg:height="0.423cm" draw:z-index="66"><draw:image xlink:href="Pictures/100002010000001000000010076EEF703B5DDBE1.png" xlink:type="simple" xlink:show="embed" xlink:actuate="onLoad"/></draw:frame><draw:frame draw:style-name="fr1" draw:name="Image66" text:anchor-type="paragraph" svg:x="5.078cm" svg:y="16.452cm" svg:width="0.423cm" svg:height="0.423cm" draw:z-index="67"><draw:image xlink:href="Pictures/100002010000001000000010076EEF703B5DDBE1.png" xlink:type="simple" xlink:show="embed" xlink:actuate="onLoad"/></draw:frame><draw:frame draw:style-name="fr1" draw:name="Image67" text:anchor-type="paragraph" svg:x="4.284cm" svg:y="16.505cm" svg:width="0.423cm" svg:height="0.423cm" draw:z-index="68"><draw:image xlink:href="Pictures/100002010000001000000010076EEF703B5DDBE1.png" xlink:type="simple" xlink:show="embed" xlink:actuate="onLoad"/></draw:frame><draw:frame draw:style-name="fr1" draw:name="Image68" text:anchor-type="paragraph" svg:x="4.972cm" svg:y="13.859cm" svg:width="0.423cm" svg:height="0.423cm" draw:z-index="69"><draw:image xlink:href="Pictures/100002010000001000000010076EEF703B5DDBE1.png" xlink:type="simple" xlink:show="embed" xlink:actuate="onLoad"/></draw:frame><draw:frame draw:style-name="fr1" draw:name="Image69" text:anchor-type="paragraph" svg:x="4.143cm" svg:y="13.859cm" svg:width="0.423cm" svg:height="0.423cm" draw:z-index="70"><draw:image xlink:href="Pictures/100002010000001000000010076EEF703B5DDBE1.png" xlink:type="simple" xlink:show="embed" xlink:actuate="onLoad"/></draw:frame><draw:frame draw:style-name="fr1" draw:name="Image71" text:anchor-type="paragraph" svg:x="4.143cm" svg:y="17.191cm" svg:width="0.564cm" svg:height="0.564cm" draw:z-index="72"><draw:image xlink:href="Pictures/10000201000000100000001071566F219B7A1691.png" xlink:type="simple" xlink:show="embed" xlink:actuate="onLoad"/></draw:frame><draw:frame text:anchor-type="paragraph" draw:z-index="35" draw:name="Forme2" draw:style-name="gr2" draw:text-style-name="P3" svg:width="0.662cm" svg:height="0.795cm" svg:x="1.012cm" svg:y="3.547cm"><draw:text-box><text:p>x4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9" text:anchor-type="paragraph" svg:x="8.289cm" svg:y="0.229cm" svg:width="0.423cm" svg:height="0.423cm" draw:z-index="40"><draw:image xlink:href="Pictures/100002010000001000000010EEB03FC5E6EC3EE5.png" xlink:type="simple" xlink:show="embed" xlink:actuate="onLoad"/></draw:frame></text:p>
      <text:p text:style-name="Standard"><draw:frame draw:style-name="fr1" draw:name="Image72" text:anchor-type="paragraph" svg:x="0.298cm" svg:y="0.095cm" svg:width="0.423cm" svg:height="0.423cm" draw:z-index="73"><draw:image xlink:href="Pictures/100002010000001000000010B56D37F0CAF0D29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38" text:anchor-type="paragraph" svg:x="8.421cm" svg:y="0.217cm" svg:width="0.423cm" svg:height="0.423cm" draw:z-index="39"><draw:image xlink:href="Pictures/100002010000001000000010035E2ACC8FF2994E.png" xlink:type="simple" xlink:show="embed" xlink:actuate="onLoad"/></draw:frame></text:p>
      <text:p text:style-name="Standard"><draw:frame draw:style-name="fr1" draw:name="Image75" text:anchor-type="paragraph" svg:x="0.298cm" svg:y="0.079cm" svg:width="0.423cm" svg:height="0.423cm" draw:z-index="76"><draw:image xlink:href="Pictures/100002010000001000000010A568AE3C8FA5CFDA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Image64" text:anchor-type="paragraph" svg:x="5.26cm" svg:y="0.423cm" svg:width="0.423cm" svg:height="0.423cm" draw:z-index="65"><draw:image xlink:href="Pictures/100002010000001000000010076EEF703B5DDBE1.png" xlink:type="simple" xlink:show="embed" xlink:actuate="onLoad"/></draw:frame><draw:frame draw:style-name="fr1" draw:name="Image70" text:anchor-type="paragraph" svg:x="3.574cm" svg:y="0.423cm" svg:width="0.423cm" svg:height="0.423cm" draw:z-index="71"><draw:image xlink:href="Pictures/100002010000001000000010076EEF703B5DDBE1.png" xlink:type="simple" xlink:show="embed" xlink:actuate="onLoad"/></draw:frame></text:p>
      <text:p text:style-name="Standard"/>
      <text:p text:style-name="Standard"><draw:frame draw:style-name="fr1" draw:name="Image37" text:anchor-type="paragraph" svg:x="8.394cm" svg:y="0.275cm" svg:width="0.423cm" svg:height="0.423cm" draw:z-index="38"><draw:image xlink:href="Pictures/1000020100000010000000105C782A32F8B89368.png" xlink:type="simple" xlink:show="embed" xlink:actuate="onLoad"/></draw:frame><draw:frame draw:style-name="fr1" draw:name="Image74" text:anchor-type="paragraph" svg:x="0.404cm" svg:y="0.238cm" svg:width="0.423cm" svg:height="0.423cm" draw:z-index="75"><draw:image xlink:href="Pictures/1000020100000010000000108CBEAE139576557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6" text:anchor-type="paragraph" svg:x="8.262cm" svg:y="0.265cm" svg:width="0.423cm" svg:height="0.395cm" draw:z-index="37"><draw:image xlink:href="Pictures/10000201000000100000001092F2471B4D32D0D0.png" xlink:type="simple" xlink:show="embed" xlink:actuate="onLoad"/></draw:frame><draw:frame draw:style-name="fr1" draw:name="Image76" text:anchor-type="paragraph" svg:x="0.51cm" svg:y="0.265cm" svg:width="0.423cm" svg:height="0.423cm" draw:z-index="77"><draw:image xlink:href="Pictures/10000201000000100000001023DA252A85CAD67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5" text:anchor-type="paragraph" svg:x="8.209cm" svg:y="0.018cm" svg:width="0.423cm" svg:height="0.633cm" draw:z-index="36"><draw:image xlink:href="Pictures/10000201000000100000001012B4EE005EE271A9.png" xlink:type="simple" xlink:show="embed" xlink:actuate="onLoad"/></draw:frame><draw:frame draw:style-name="fr1" draw:name="Image73" text:anchor-type="paragraph" svg:x="-0.072cm" svg:y="0.45cm" svg:width="0.423cm" svg:height="0.423cm" draw:z-index="74"><draw:image xlink:href="Pictures/1000020100000010000000100FD74AEF6565D98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1:55:41.723688777</meta:creation-date>
    <dc:date>2019-03-20T12:14:49.776769077</dc:date>
    <meta:editing-duration>PT10S</meta:editing-duration>
    <meta:editing-cycles>1</meta:editing-cycles>
    <meta:document-statistic meta:table-count="0" meta:image-count="76" meta:object-count="0" meta:page-count="2" meta:paragraph-count="1" meta:word-count="0" meta:character-count="2" meta:non-whitespace-character-count="0"/>
    <meta:generator>LibreOffice/5.2.7.2$Linux_X86_64 LibreOffice_project/20m0$Build-2</meta:generator>
  </office:meta>
</office:document-meta>
</file>